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6.031cm" fo:min-width="23.52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882cm" fo:min-width="3.5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188cm" fo:min-width="3.335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4.224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0.838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196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4.224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01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5c295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2.557cm" svg:y="1.762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13cm" svg:height="16.383cm" svg:x="1.889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42cm" svg:height="4.572cm" svg:x="19.415cm" svg:y="5.064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3.937cm" svg:height="2.54cm" svg:x="3.413cm" svg:y="7.35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826cm" svg:height="1.397cm" svg:x="8.112cm" svg:y="11.541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20.492cm" svg:y="4.048cm">
          <draw:text-box>
            <text:p>Guarantee</text:p>
          </draw:text-box>
        </draw:frame>
        <draw:frame draw:style-name="gr7" draw:text-style-name="P4" draw:layer="layout" svg:width="2.263cm" svg:height="0.962cm" svg:x="10.421cm" svg:y="7.096cm">
          <draw:text-box>
            <text:p>Action</text:p>
          </draw:text-box>
        </draw:frame>
        <draw:frame draw:style-name="gr8" draw:text-style-name="P4" draw:layer="layout" svg:width="3.423cm" svg:height="0.962cm" svg:x="6.08cm" svg:y="6.207cm">
          <draw:text-box>
            <text:p>Reference</text:p>
          </draw:text-box>
        </draw:frame>
        <draw:connector draw:style-name="gr9" draw:text-style-name="P5" draw:layer="layout" draw:type="curve" svg:x1="14.589cm" svg:y1="2.524cm" svg:x2="19.415cm" svg:y2="7.35cm" draw:start-shape="id1" draw:start-glue-point="10" draw:end-shape="id2" draw:end-glue-point="6" svg:d="M14589 2524c3621 0 1208 4826 4826 4826" svg:viewBox="0 0 4827 4827">
          <text:p/>
        </draw:connector>
        <draw:custom-shape draw:style-name="gr10" draw:text-style-name="P1" xml:id="id4" draw:id="id4" draw:layer="layout" svg:width="4.826cm" svg:height="1.651cm" svg:x="11.287cm" svg:y="8.366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1.524cm" svg:x="21.701cm" svg:y="5.318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32cm" svg:height="1.524cm" svg:x="20.812cm" svg:y="7.731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2.557cm" svg:y1="2.524cm" svg:x2="5.381cm" svg:y2="7.35cm" draw:start-shape="id1" draw:start-glue-point="6" draw:end-shape="id3" draw:end-glue-point="0" svg:d="M12557 2524c-4784 0-7176 1608-7176 4826" svg:viewBox="0 0 7177 4827">
          <text:p/>
        </draw:connector>
        <draw:custom-shape draw:style-name="gr12" draw:text-style-name="P2" draw:layer="layout" svg:width="2.54cm" svg:height="1.778cm" svg:x="4.556cm" svg:y="4.175cm">
          <text:p text:style-name="P1">MSG</text:p>
          <text:p text:style-name="P1">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1.287cm" svg:y1="9.191cm" svg:x2="10.525cm" svg:y2="11.541cm" draw:start-shape="id4" draw:start-glue-point="3" draw:end-shape="id5" draw:end-glue-point="0" svg:d="M11287 9191c-508 0-762 783-762 2350" svg:viewBox="0 0 763 2351">
          <text:p/>
        </draw:connector>
        <draw:custom-shape draw:style-name="gr13" draw:text-style-name="P1" xml:id="id6" draw:id="id6" draw:layer="layout" svg:width="4.826cm" svg:height="1.905cm" svg:x="8.112cm" svg:y="13.954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0.398cm" svg:y1="13.024cm" svg:x2="10.398cm" svg:y2="14.04cm" svg:d="M10398 13024v1016" svg:viewBox="0 0 1 1017">
          <text:p/>
        </draw:connector>
        <draw:custom-shape draw:style-name="gr14" draw:text-style-name="P1" xml:id="id9" draw:id="id9" draw:layer="layout" svg:width="3.556cm" svg:height="1.905cm" svg:x="14.716cm" svg:y="17.129cm">
          <text:p text:style-name="P1">End</text:p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8" draw:id="id8" draw:layer="layout" svg:width="3.556cm" svg:height="1.905cm" svg:x="14.716cm" svg:y="14.462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3.556cm" svg:height="1.905cm" svg:x="14.716cm" svg:y="11.795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2.938cm" svg:y1="14.906cm" svg:x2="14.716cm" svg:y2="12.747cm" draw:start-shape="id6" draw:start-glue-point="1" draw:end-shape="id7" svg:d="M12938 14906c1333 0 445-2159 1778-2159" svg:viewBox="0 0 1779 2160">
          <text:p/>
        </draw:connector>
        <draw:connector draw:style-name="gr9" draw:text-style-name="P5" draw:layer="layout" draw:type="curve" svg:x1="12.918cm" svg:y1="14.927cm" svg:x2="14.716cm" svg:y2="15.414cm" draw:end-shape="id8" svg:d="M12918 14927c936 0 37 487 1798 487" svg:viewBox="0 0 1799 488">
          <text:p/>
        </draw:connector>
        <draw:connector draw:style-name="gr9" draw:text-style-name="P5" draw:layer="layout" draw:type="curve" svg:x1="12.918cm" svg:y1="14.927cm" svg:x2="14.716cm" svg:y2="18.081cm" draw:end-shape="id9" svg:d="M12918 14927c936 0 37 3154 1798 3154" svg:viewBox="0 0 1799 3155">
          <text:p/>
        </draw:connector>
        <draw:connector draw:style-name="gr9" draw:text-style-name="P5" draw:layer="layout" draw:type="curve" svg:x1="13.553cm" svg:y1="3.238cm" svg:x2="13.7cm" svg:y2="8.366cm" draw:end-shape="id4" svg:d="M13553 3238c0 3432 147 868 147 5128" svg:viewBox="0 0 148 5129">
          <text:p/>
        </draw:connector>
        <draw:connector draw:style-name="gr9" draw:text-style-name="P5" draw:layer="layout" draw:type="curve" svg:x1="18.272cm" svg:y1="12.747cm" svg:x2="16.113cm" svg:y2="9.191cm" draw:start-shape="id7" draw:end-shape="id4" draw:end-glue-point="1" svg:d="M18272 12747c826 0 1906-3556-2159-3556" svg:viewBox="0 0 2938 3557">
          <text:p/>
        </draw:connector>
        <draw:connector draw:style-name="gr9" draw:text-style-name="P5" draw:layer="layout" draw:type="curve" draw:line-skew="0.547cm" svg:x1="18.272cm" svg:y1="15.414cm" svg:x2="16.143cm" svg:y2="9.123cm" draw:start-shape="id8" draw:start-glue-point="1" svg:d="M18272 15414c1647 0 2711-6291-2129-6291" svg:viewBox="0 0 3515 6292">
          <text:p/>
        </draw:connector>
        <draw:connector draw:style-name="gr9" draw:text-style-name="P5" draw:layer="layout" draw:type="curve" draw:line-skew="1.239cm" svg:x1="18.302cm" svg:y1="12.679cm" svg:x2="22.336cm" svg:y2="9.636cm" draw:end-shape="id2" draw:end-glue-point="8" svg:d="M18302 12679c0-9 4034 1512 4034-3043" svg:viewBox="0 0 4035 3281">
          <text:p/>
        </draw:connector>
        <draw:connector draw:style-name="gr9" draw:text-style-name="P5" draw:layer="layout" draw:type="curve" svg:x1="18.272cm" svg:y1="15.414cm" svg:x2="22.336cm" svg:y2="9.636cm" draw:start-shape="id8" draw:start-glue-point="1" draw:end-shape="id2" draw:end-glue-point="8" svg:d="M18272 15414c2710 0 4064-1926 4064-5778" svg:viewBox="0 0 4065 5779">
          <text:p/>
        </draw:connector>
        <draw:custom-shape draw:style-name="gr15" draw:text-style-name="P2" draw:layer="layout" svg:width="2.286cm" svg:height="1.778cm" svg:x="12.43cm" svg:y="5.572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8.112cm" svg:y1="12.239cm" svg:x2="5.381cm" svg:y2="9.89cm" draw:start-shape="id5" draw:start-glue-point="3" draw:end-shape="id3" draw:end-glue-point="2" svg:d="M8112 12239c-1821 0-2731-783-2731-2349" svg:viewBox="0 0 2732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42:16.978627503</meta:creation-date>
    <dc:date>2020-08-16T17:43:27.199683393</dc:date>
    <meta:editing-duration>PT21M57S</meta:editing-duration>
    <meta:editing-cycles>7</meta:editing-cycles>
    <meta:generator>LibreOffice/6.0.7.3$Linux_X86_64 LibreOffice_project/00m0$Build-3</meta:generator>
    <meta:document-statistic meta:object-count="30"/>
  </office:meta>
</office:document-meta>
</file>